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2bc" officeooo:paragraph-rsid="001d22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4:40:22.907123687</meta:creation-date>
    <dc:date>2022-04-18T14:40:38.938079789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